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7F000004371FA6EFD1.png"/>
  <manifest:file-entry manifest:media-type="image/png" manifest:full-path="Pictures/100002010000077F00000437EF0552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999cm" svg:height="9.555cm" draw:z-index="0"><draw:image xlink:href="Pictures/100002010000077F000004371FA6EFD1.png" xlink:type="simple" xlink:show="embed" xlink:actuate="onLoad"/></draw:frame></text:p>
      <text:p text:style-name="Standard"/>
      <text:p text:style-name="Standard"><draw:frame draw:style-name="fr1" draw:name="Графический объект2" text:anchor-type="paragraph" svg:width="16.999cm" svg:height="9.555cm" draw:z-index="1"><draw:image xlink:href="Pictures/100002010000077F00000437EF0552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4S</meta:editing-duration>
    <meta:editing-cycles>3</meta:editing-cycles>
    <meta:generator>OpenOffice/4.1.11$Win32 OpenOffice.org_project/4111m1$Build-9808</meta:generator>
    <dc:date>2024-09-17T17:41:43.89</dc:date>
    <meta:document-statistic meta:table-count="0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